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WebMvcConfiguration.configureMessageConverters( List &lt; HttpMessageConverter &lt; ? &gt; &gt; 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MvcConfiguration.extendHandlerExceptionResolvers( List &lt; HandlerExceptionResolver &gt; exception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MvcConfiguration.addFormatters( Formatt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MvcConfiguration.configureContentNegotiation( ContentNegotiation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MvcConfiguration.configureViewResolvers( ViewResolv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MvcConfiguration.configureHandlerExceptionResolvers( List &lt; HandlerExceptionResolver &gt; exception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MvcConfiguration.configureAsyncSupport( AsyncSupport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MvcConfiguration.get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MvcConfiguration.addReturnValueHandlers( List &lt; HandlerMethodReturnValueHandler &gt; returnValueHandl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MvcConfiguration.addArgumentResolvers( List &lt; HandlerMethodArgumentResolver &gt; argument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MvcConfiguration.addViewControllers( ViewControll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MvcConfiguration.setConfigurers( List &lt; WebMvcConfigurer &gt; configur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WebMvcConfiguration.addResourceHandlers( ResourceHandl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MvcConfiguration.configureDefaultServletHandling( DefaultServletHandler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MvcConfiguration.addInterceptors( Intercepto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MvcConfiguration.extendMessageConverters( List &lt; HttpMessageConverter &lt; ? &gt; &gt; 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MvcConfiguration.configurePathMatch( PathMatch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MvcConfiguration.getMessageCodes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WebMvcConfiguration.addCorsMappings( Cors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